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6">
            <text:p>0809 <text:s/>105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7">
            <text:p>0809 <text:s/>105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7">
            <text:p>0809 <text:s/>105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7">
            <text:p>0809 <text:s/>105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7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7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7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8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8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8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8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8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8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39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1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1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1">
            <text:p>0809 <text:s/>105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1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1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1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1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2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2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2">
            <text:p>0809 <text:s/>105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2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2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2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2">
            <text:p>0809 <text:s/>105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3">
            <text:p>0809 <text:s/>105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4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4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4">
            <text:p>0809 <text:s/>10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4">
            <text:p>0809 <text:s/>105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4">
            <text:p>0809 <text:s/>10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4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4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5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5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5">
            <text:p>0809 <text:s/>105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5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5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5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5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6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7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7">
            <text:p>0809 <text:s/>10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7">
            <text:p>0809 <text:s/>1051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8">
            <text:p>0809 <text:s/>105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8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8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9">
            <text:p>0809 <text:s/>105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9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9">
            <text:p>0809 <text:s/>105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49">
            <text:p>0809 <text:s/>10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1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1">
            <text:p>0809 <text:s/>105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2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2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2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2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2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1">
            <text:p>10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2">
            <text:p>10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5">
            <text:p>10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00])+1" office:value-type="float" office:value="101">
            <text:p>101</text:p>
          </table:table-cell>
          <table:table-cell table:style-name="ce7" table:formula="of:=NOW()" office:value-type="date" office:date-value="2021-08-09T10:51:07.53">
            <text:p>0809 <text:s/>105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9T10:51:07.53">
            <text:p>2021/8/9 10:5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9T10:51:07.53">
            <text:p>0809 <text:s/>1051</text:p>
          </table:table-cell>
          <table:table-cell table:style-name="ce7" table:formula="of:=NOW()" office:value-type="date" office:date-value="2021-08-09T10:51:07.53">
            <text:p>0809 <text:s/>105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9T10:51:07.53">
            <text:p>0809 <text:s/>105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1">
            <text:p>0809 <text:s/>105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2">
            <text:p>0809 <text:s/>105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2">
            <text:p>0809 <text:s/>105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2">
            <text:p>0809 <text:s/>105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2">
            <text:p>0809 <text:s/>105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2">
            <text:p>0809 <text:s/>105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2">
            <text:p>0809 <text:s/>105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3">
            <text:p>0809 <text:s/>105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3">
            <text:p>0809 <text:s/>105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3">
            <text:p>0809 <text:s/>105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3">
            <text:p>0809 <text:s/>105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3">
            <text:p>0809 <text:s/>105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3">
            <text:p>0809 <text:s/>105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4">
            <text:p>0809 <text:s/>105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4">
            <text:p>0809 <text:s/>105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5">
            <text:p>0809 <text:s/>105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5">
            <text:p>0809 <text:s/>105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5">
            <text:p>0809 <text:s/>105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5">
            <text:p>0809 <text:s/>105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5">
            <text:p>0809 <text:s/>1051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5">
            <text:p>0809 <text:s/>105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5">
            <text:p>0809 <text:s/>105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6">
            <text:p>0809 <text:s/>105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6">
            <text:p>0809 <text:s/>105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6">
            <text:p>0809 <text:s/>105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6">
            <text:p>0809 <text:s/>1051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6">
            <text:p>0809 <text:s/>105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6">
            <text:p>0809 <text:s/>105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6">
            <text:p>0809 <text:s/>105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7">
            <text:p>0809 <text:s/>105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7">
            <text:p>0809 <text:s/>105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7">
            <text:p>0809 <text:s/>1051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8">
            <text:p>0809 <text:s/>105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8">
            <text:p>0809 <text:s/>105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8">
            <text:p>0809 <text:s/>105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69">
            <text:p>0809 <text:s/>105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9T10:51:07.7">
            <text:p>0809 <text:s/>1051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 table:number-rows-repeated="12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9T10:51:05">
            <text:p>0809 <text:s/>105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9T10:51:07.71">
            <text:p>0809 <text:s/>1051</text:p>
          </table:table-cell>
          <table:table-cell table:style-name="ce7" table:formula="of:=NOW()" office:value-type="date" office:date-value="2021-08-09T10:51:07.71">
            <text:p>0809 <text:s/>105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9T10:51:07.71">
            <text:p>0809 <text:s/>105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2021/08/09</text:date>, <text:time>10:51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9T10:51:07.08</dc:date>
    <dc:creator>iwabuchi ken</dc:creator>
    <meta:editing-duration>P5DT16H54M14S</meta:editing-duration>
    <meta:editing-cycles>884</meta:editing-cycles>
    <meta:generator>OpenOffice/4.1.3$Win32 OpenOffice.org_project/413m1$Build-9783</meta:generator>
    <meta:document-statistic meta:table-count="2" meta:cell-count="1018" meta:object-count="0"/>
  </office:meta>
</office:document-meta>
</file>